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07-12T08:12:24" calcext:value-type="date">
            <text:p>2023-07-12 08:12:24</text:p>
          </table:table-cell>
          <table:table-cell table:style-name="ce22" office:value-type="date" office:date-value="2023-07-12" calcext:value-type="date">
            <text:p>2023-07-1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12M24S" calcext:value-type="time">
            <text:p>08:12:24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07-12T08:12:24" calcext:value-type="date">
            <text:p>2023-07-12 08:12:24</text:p>
          </table:table-cell>
          <table:table-cell table:style-name="ce23" office:value-type="date" office:date-value="2023-07-12" calcext:value-type="date">
            <text:p>2023-07-1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12M24S" calcext:value-type="time">
            <text:p>20:12:2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07-12T08:12:24" calcext:value-type="date">
            <text:p>2023-07-12 08:12:24</text:p>
          </table:table-cell>
          <table:table-cell table:style-name="ce24" office:value-type="date" office:date-value="2023-07-12" calcext:value-type="date">
            <text:p>2023-07-1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12M24S" calcext:value-type="time">
            <text:p>08:12:2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07-12T08:12:24" calcext:value-type="date">
            <text:p>2023-07-12 08:12:24</text:p>
          </table:table-cell>
          <table:table-cell table:style-name="ce25" office:value-type="date" office:date-value="2023-07-12" calcext:value-type="date">
            <text:p>2023-07-1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12M24S" calcext:value-type="time">
            <text:p>20:12:2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07-12T08:12:24" calcext:value-type="date">
            <text:p>2023-07-12 08:12:24</text:p>
          </table:table-cell>
          <table:table-cell table:style-name="ce26" office:value-type="date" office:date-value="2023-07-12" calcext:value-type="date">
            <text:p>2023-07-1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12M24S" calcext:value-type="time">
            <text:p>08:12:2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07-12T08:12:24" calcext:value-type="date">
            <text:p>2023-07-12 08:12:24</text:p>
          </table:table-cell>
          <table:table-cell table:style-name="ce27" office:value-type="date" office:date-value="2023-07-12" calcext:value-type="date">
            <text:p>2023-07-1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12M24S" calcext:value-type="time">
            <text:p>20:12:2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07-12T08:12:24" calcext:value-type="date">
            <text:p>2023-07-12 08:12:24</text:p>
          </table:table-cell>
          <table:table-cell table:style-name="ce28" office:value-type="date" office:date-value="2023-07-12" calcext:value-type="date">
            <text:p>2023-07-1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12M24S" calcext:value-type="time">
            <text:p>08:12:2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07-12T08:12:24" calcext:value-type="date">
            <text:p>2023-07-12 08:12:24</text:p>
          </table:table-cell>
          <table:table-cell table:style-name="ce29" office:value-type="date" office:date-value="2023-07-12" calcext:value-type="date">
            <text:p>2023-07-1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12M24S" calcext:value-type="time">
            <text:p>20:12:2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07-12T08:12:24" calcext:value-type="date">
            <text:p>2023-07-12 08:12:24</text:p>
          </table:table-cell>
          <table:table-cell table:style-name="ce30" office:value-type="date" office:date-value="2023-07-12" calcext:value-type="date">
            <text:p>2023-07-1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12M24S" calcext:value-type="time">
            <text:p>08:12:2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07-12T08:12:24" calcext:value-type="date">
            <text:p>2023-07-12 08:12:24</text:p>
          </table:table-cell>
          <table:table-cell table:style-name="ce31" office:value-type="date" office:date-value="2023-07-12" calcext:value-type="date">
            <text:p>2023-07-1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12M24S" calcext:value-type="time">
            <text:p>20:12:2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07-1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07-12T08:12:25" calcext:value-type="date">
            <text:p>2023-07-12 08:12:25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07-12T08:12:25" calcext:value-type="date">
            <text:p>2023-07-12 08:12:25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07-12T08:12:25" calcext:value-type="date">
            <text:p>2023-07-12 08:12:2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07-12T08:12:25" calcext:value-type="date">
            <text:p>2023-07-12 08:12:25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1.951409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1.036457" calcext:value-type="float">
            <text:p>1,04</text:p>
          </table:table-cell>
          <table:table-cell office:value-type="float" office:value="0.00378785611510791" calcext:value-type="float">
            <text:p>0,003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75082" calcext:value-type="float">
            <text:p>0,08</text:p>
          </table:table-cell>
          <table:table-cell office:value-type="float" office:value="0.005363" calcext:value-type="float">
            <text:p>0,005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33204" calcext:value-type="float">
            <text:p>0,03</text:p>
          </table:table-cell>
          <table:table-cell office:value-type="float" office:value="0.002767" calcext:value-type="float">
            <text:p>0,00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60694" calcext:value-type="float">
            <text:p>0,06</text:p>
          </table:table-cell>
          <table:table-cell office:value-type="float" office:value="0.00674377777777778" calcext:value-type="float">
            <text:p>0,006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47546" calcext:value-type="float">
            <text:p>0,25</text:p>
          </table:table-cell>
          <table:table-cell office:value-type="float" office:value="0.0495092" calcext:value-type="float">
            <text:p>0,049509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452983" calcext:value-type="float">
            <text:p>1,45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08:12:23.8448810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8:12:22</meta:creation-date>
    <meta:generator>LibreOffice/7.5.4.2$Linux_X86_64 LibreOffice_project/50$Build-2</meta:generator>
    <meta:editing-duration>PT2S</meta:editing-duration>
    <meta:editing-cycles>2</meta:editing-cycles>
    <meta:initial-creator>Turulomio</meta:initial-creator>
    <dc:description>Este fichero ha sido generado con UnoGenerator-0.31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07-12T08:12:26.285744745</dc:date>
    <dc:title>Ejemplo ODS con UnoGenerator</dc:title>
    <meta:document-statistic meta:table-count="9" meta:cell-count="3414" meta:object-count="0"/>
  </office:meta>
</office:document-meta>
</file>